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C64 Pro Mono" svg:font-family="'C64 Pro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1pt" officeooo:rsid="000e138c" officeooo:paragraph-rsid="001f5dbc" style:font-size-asian="11pt" style:font-size-complex="11pt"/>
    </style:style>
    <style:style style:name="P2" style:family="paragraph" style:parent-style-name="Standard">
      <style:paragraph-properties fo:text-align="start" style:justify-single-word="false"/>
      <style:text-properties fo:font-size="11pt" officeooo:paragraph-rsid="001f5dbc" style:font-size-asian="11pt" style:font-size-complex="11pt"/>
    </style:style>
    <style:style style:name="P3" style:family="paragraph" style:parent-style-name="Standard">
      <style:paragraph-properties fo:text-align="start" style:justify-single-word="false"/>
      <style:text-properties fo:color="#000000" loext:opacity="100%" style:font-name="Arial" fo:font-size="10pt" fo:font-weight="normal" officeooo:rsid="001702d8" officeooo:paragraph-rsid="001702d8" style:font-size-asian="10pt" style:font-weight-asian="normal" style:font-size-complex="10pt" style:font-weight-complex="normal"/>
    </style:style>
    <style:style style:name="P4" style:family="paragraph" style:parent-style-name="Standard">
      <style:paragraph-properties fo:text-align="start" style:justify-single-word="false"/>
      <style:text-properties fo:color="#000000" loext:opacity="100%" style:font-name="Arial" fo:font-size="11pt" officeooo:rsid="001f5dbc" officeooo:paragraph-rsid="001f5dbc" style:font-size-asian="11pt" style:font-size-complex="11pt"/>
    </style:style>
    <style:style style:name="P5" style:family="paragraph" style:parent-style-name="Standard">
      <style:paragraph-properties fo:text-align="start" style:justify-single-word="false"/>
      <style:text-properties fo:color="#000000" loext:opacity="100%" style:font-name="Arial" fo:font-size="11pt" officeooo:rsid="001c90dd" officeooo:paragraph-rsid="001d64bd" style:font-size-asian="11pt" style:font-size-complex="11pt"/>
    </style:style>
    <style:style style:name="P6" style:family="paragraph" style:parent-style-name="Standard">
      <style:paragraph-properties fo:text-align="start" style:justify-single-word="false"/>
      <style:text-properties fo:color="#000000" loext:opacity="100%" style:font-name="Arial" fo:font-size="11pt" officeooo:rsid="001d64bd" officeooo:paragraph-rsid="001d64bd" style:font-size-asian="11pt" style:font-size-complex="11pt"/>
    </style:style>
    <style:style style:name="P7" style:family="paragraph" style:parent-style-name="Standard">
      <style:text-properties fo:color="#000000" loext:opacity="100%" style:font-name="Arial" fo:font-size="11pt" officeooo:rsid="00156913" officeooo:paragraph-rsid="000e138c" style:font-size-asian="11pt" style:font-size-complex="11pt"/>
    </style:style>
    <style:style style:name="P8" style:family="paragraph" style:parent-style-name="Standard">
      <style:paragraph-properties fo:text-align="start" style:justify-single-word="false"/>
      <style:text-properties fo:color="#000000" loext:opacity="100%" style:font-name="Arial" fo:font-size="11pt" fo:font-weight="normal" officeooo:rsid="001c90dd" officeooo:paragraph-rsid="001d64bd" style:font-size-asian="11pt" style:font-weight-asian="normal" style:font-size-complex="11pt" style:font-weight-complex="normal"/>
    </style:style>
    <style:style style:name="P9" style:family="paragraph" style:parent-style-name="Standard">
      <style:paragraph-properties fo:text-align="start" style:justify-single-word="false"/>
      <style:text-properties fo:color="#000000" loext:opacity="100%" style:font-name="Arial" fo:font-size="11pt" fo:font-weight="normal" officeooo:rsid="001d64bd" officeooo:paragraph-rsid="001d64bd" style:font-size-asian="11pt" style:font-weight-asian="normal" style:font-size-complex="11pt" style:font-weight-complex="normal"/>
    </style:style>
    <style:style style:name="P10" style:family="paragraph" style:parent-style-name="Standard">
      <style:paragraph-properties fo:text-align="start" style:justify-single-word="false"/>
      <style:text-properties fo:color="#000000" loext:opacity="100%" style:font-name="Arial" fo:font-size="11pt" fo:font-weight="normal" officeooo:rsid="00256ed1" officeooo:paragraph-rsid="00256ed1" style:font-size-asian="11pt" style:font-weight-asian="normal" style:font-size-complex="11pt" style:font-weight-complex="normal"/>
    </style:style>
    <style:style style:name="P11" style:family="paragraph" style:parent-style-name="Standard">
      <style:paragraph-properties fo:text-align="start" style:justify-single-word="false"/>
      <style:text-properties fo:color="#000000" loext:opacity="100%" style:font-name="Arial" fo:font-size="11pt" fo:font-weight="bold" officeooo:rsid="001d64bd" officeooo:paragraph-rsid="001d64bd" style:font-size-asian="11pt" style:font-weight-asian="bold" style:font-size-complex="11pt" style:font-weight-complex="bold"/>
    </style:style>
    <style:style style:name="P12" style:family="paragraph" style:parent-style-name="Standard">
      <style:paragraph-properties fo:text-align="start" style:justify-single-word="false"/>
      <style:text-properties fo:color="#000000" loext:opacity="100%" style:font-name="Arial" fo:font-size="11pt" fo:font-weight="bold" officeooo:rsid="0022af29" officeooo:paragraph-rsid="0022af29" style:font-size-asian="11pt" style:font-weight-asian="bold" style:font-size-complex="11pt" style:font-weight-complex="bold"/>
    </style:style>
    <style:style style:name="P13" style:family="paragraph" style:parent-style-name="Standard">
      <style:text-properties fo:color="#000000" loext:opacity="100%" style:font-name="Arial" fo:font-size="13pt" style:text-underline-style="solid" style:text-underline-width="auto" style:text-underline-color="font-color" fo:font-weight="bold" officeooo:rsid="000f89fa" style:font-size-asian="13pt" style:font-weight-asian="bold" style:font-size-complex="13pt" style:font-weight-complex="bold"/>
    </style:style>
    <style:style style:name="P14" style:family="paragraph" style:parent-style-name="Standard">
      <style:paragraph-properties fo:text-align="start" style:justify-single-word="false"/>
      <style:text-properties fo:color="#000000" loext:opacity="100%" style:font-name="Arial" fo:font-size="12pt" officeooo:rsid="0012745a" officeooo:paragraph-rsid="0012745a" style:font-size-asian="12pt" style:font-size-complex="12pt"/>
    </style:style>
    <style:style style:name="P15" style:family="paragraph" style:parent-style-name="Standard">
      <style:text-properties fo:color="#000000" loext:opacity="100%" style:font-name="Arial" fo:font-size="12pt" style:text-underline-style="solid" style:text-underline-width="auto" style:text-underline-color="font-color" fo:font-weight="bold" officeooo:rsid="000f89fa" officeooo:paragraph-rsid="000e138c" style:font-size-asian="12pt" style:font-weight-asian="bold" style:font-size-complex="12pt" style:font-weight-complex="bold"/>
    </style:style>
    <style:style style:name="P16" style:family="paragraph" style:parent-style-name="Standard">
      <style:text-properties fo:color="#000000" loext:opacity="100%" style:font-name="Arial" fo:font-size="12pt" style:text-underline-style="solid" style:text-underline-width="auto" style:text-underline-color="font-color" fo:font-weight="bold" officeooo:rsid="000e138c" officeooo:paragraph-rsid="000e138c" style:font-size-asian="12pt" style:font-weight-asian="bold" style:font-size-complex="12pt" style:font-weight-complex="bold"/>
    </style:style>
    <style:style style:name="P17" style:family="paragraph" style:parent-style-name="Standard">
      <style:text-properties fo:color="#000000" loext:opacity="100%" style:font-name="Arial" fo:font-size="12pt" style:text-underline-style="solid" style:text-underline-width="auto" style:text-underline-color="font-color" fo:font-weight="bold" officeooo:rsid="0010e062" officeooo:paragraph-rsid="000e138c" style:font-size-asian="12pt" style:font-weight-asian="bold" style:font-size-complex="12pt" style:font-weight-complex="bold"/>
    </style:style>
    <style:style style:name="P18" style:family="paragraph" style:parent-style-name="Standard">
      <style:paragraph-properties fo:text-align="start" style:justify-single-word="false"/>
      <style:text-properties fo:color="#000000" loext:opacity="100%" style:font-name="Arial" fo:font-size="12pt" style:text-underline-style="solid" style:text-underline-width="auto" style:text-underline-color="font-color" fo:font-weight="bold" officeooo:rsid="001f5dbc" officeooo:paragraph-rsid="001f5dbc" style:font-size-asian="12pt" style:font-weight-asian="bold" style:font-size-complex="12pt" style:font-weight-complex="bold"/>
    </style:style>
    <style:style style:name="P19" style:family="paragraph" style:parent-style-name="Standard">
      <style:paragraph-properties fo:text-align="start" style:justify-single-word="false"/>
      <style:text-properties fo:color="#000000" loext:opacity="100%" style:font-name="Arial" fo:font-size="12pt" style:text-underline-style="solid" style:text-underline-width="auto" style:text-underline-color="font-color" fo:font-weight="bold" officeooo:rsid="001d64bd" officeooo:paragraph-rsid="0012745a" style:font-size-asian="12pt" style:font-weight-asian="bold" style:font-size-complex="12pt" style:font-weight-complex="bold"/>
    </style:style>
    <style:style style:name="P20" style:family="paragraph" style:parent-style-name="Standard">
      <style:text-properties fo:color="#000000" loext:opacity="100%" style:font-name="Arial" fo:font-size="12pt" style:text-underline-style="solid" style:text-underline-width="auto" style:text-underline-color="font-color" fo:font-weight="bold" officeooo:rsid="000f89fa" officeooo:paragraph-rsid="000e138c" fo:background-color="transparent" style:font-size-asian="12pt" style:font-weight-asian="bold" style:font-size-complex="12pt" style:font-weight-complex="bold" loext:shadow="none"/>
    </style:style>
    <style:style style:name="P21" style:family="paragraph" style:parent-style-name="Standard">
      <style:text-properties fo:color="#000000" loext:opacity="100%" style:font-name="C64 Pro Mono" fo:font-size="11pt" officeooo:rsid="000e138c" officeooo:paragraph-rsid="001a5c35" style:font-size-asian="11pt" style:font-size-complex="11pt"/>
    </style:style>
    <style:style style:name="P22" style:family="paragraph" style:parent-style-name="Standard">
      <style:text-properties fo:color="#000000" loext:opacity="100%" style:font-name="C64 Pro Mono" fo:font-size="11pt" officeooo:rsid="000e138c" officeooo:paragraph-rsid="001f5dbc" style:font-size-asian="11pt" style:font-size-complex="11pt"/>
    </style:style>
    <style:style style:name="P23" style:family="paragraph" style:parent-style-name="Standard">
      <style:paragraph-properties fo:text-align="start" style:justify-single-word="false"/>
      <style:text-properties fo:color="#000000" loext:opacity="100%" style:font-name="C64 Pro Mono" fo:font-size="11pt" officeooo:paragraph-rsid="001f5dbc" style:font-size-asian="11pt" style:font-size-complex="11pt"/>
    </style:style>
    <style:style style:name="P24" style:family="paragraph" style:parent-style-name="Standard">
      <style:paragraph-properties fo:text-align="start" style:justify-single-word="false"/>
      <style:text-properties fo:color="#000000" loext:opacity="100%" fo:font-size="11pt" officeooo:paragraph-rsid="001a5c35" style:font-size-asian="11pt" style:font-size-complex="11pt"/>
    </style:style>
    <style:style style:name="P25" style:family="paragraph" style:parent-style-name="Standard">
      <style:paragraph-properties fo:text-align="start" style:justify-single-word="false"/>
      <style:text-properties fo:color="#000000" loext:opacity="100%" fo:font-size="11pt" officeooo:rsid="001869be" officeooo:paragraph-rsid="001d64bd" style:font-size-asian="11pt" style:font-size-complex="11pt"/>
    </style:style>
    <style:style style:name="P26" style:family="paragraph" style:parent-style-name="Standard">
      <style:text-properties fo:color="#000000" loext:opacity="100%" fo:font-size="10pt" officeooo:paragraph-rsid="001d64bd" style:font-size-asian="10pt" style:font-size-complex="10pt"/>
    </style:style>
    <style:style style:name="P27" style:family="paragraph" style:parent-style-name="Standard">
      <style:paragraph-properties fo:text-align="start" style:justify-single-word="false"/>
      <style:text-properties fo:color="#000000" loext:opacity="100%" fo:font-size="10pt" fo:font-weight="normal" officeooo:rsid="001d64bd" officeooo:paragraph-rsid="001d64bd" style:font-size-asian="10pt" style:font-weight-asian="normal" style:font-size-complex="10pt" style:font-weight-complex="normal"/>
    </style:style>
    <style:style style:name="P28" style:family="paragraph" style:parent-style-name="Standard">
      <style:text-properties fo:color="#000000" loext:opacity="100%" fo:font-size="12pt" officeooo:rsid="000e138c" officeooo:paragraph-rsid="000e138c" style:font-size-asian="12pt" style:font-size-complex="12pt"/>
    </style:style>
    <style:style style:name="P29" style:family="paragraph" style:parent-style-name="Standard">
      <style:text-properties officeooo:rsid="001702d8" officeooo:paragraph-rsid="001702d8"/>
    </style:style>
    <style:style style:name="P30" style:family="paragraph" style:parent-style-name="Standard">
      <style:text-properties officeooo:rsid="001702d8" officeooo:paragraph-rsid="001f5dbc"/>
    </style:style>
    <style:style style:name="P31" style:family="paragraph" style:parent-style-name="Standard">
      <style:paragraph-properties fo:text-align="start" style:justify-single-word="false"/>
      <style:text-properties fo:color="#006633" loext:opacity="100%" style:font-name="Arial" fo:font-size="11pt" officeooo:paragraph-rsid="001f5dbc" style:font-size-asian="11pt" style:font-size-complex="11pt"/>
    </style:style>
    <style:style style:name="P32" style:family="paragraph" style:parent-style-name="Standard">
      <style:paragraph-properties fo:text-align="start" style:justify-single-word="false"/>
      <style:text-properties fo:color="#006633" loext:opacity="100%" style:font-name="Arial" fo:font-size="11pt" officeooo:paragraph-rsid="001a5c35" style:font-size-asian="11pt" style:font-size-complex="11pt"/>
    </style:style>
    <style:style style:name="P33" style:family="paragraph" style:parent-style-name="Standard">
      <style:text-properties fo:color="#006633" loext:opacity="100%" officeooo:rsid="001702d8" officeooo:paragraph-rsid="001f5dbc"/>
    </style:style>
    <style:style style:name="P34" style:family="paragraph" style:parent-style-name="Standard">
      <style:paragraph-properties fo:text-align="start" style:justify-single-word="false"/>
      <style:text-properties fo:color="#336633" loext:opacity="100%" style:font-name="Arial" fo:font-size="11pt" officeooo:paragraph-rsid="001f5dbc" style:font-size-asian="11pt" style:font-size-complex="11pt"/>
    </style:style>
    <style:style style:name="P35" style:family="paragraph" style:parent-style-name="Standard">
      <style:text-properties fo:color="#336633" loext:opacity="100%" style:font-name="Arial" fo:font-size="11pt" officeooo:rsid="000e138c" officeooo:paragraph-rsid="001a5c35" style:font-size-asian="11pt" style:font-size-complex="11pt"/>
    </style:style>
    <style:style style:name="P36" style:family="paragraph" style:parent-style-name="Standard">
      <style:text-properties style:font-name="Arial2" fo:font-size="13pt" style:text-underline-style="solid" style:text-underline-width="auto" style:text-underline-color="font-color" fo:font-weight="bold" officeooo:rsid="001702d8" officeooo:paragraph-rsid="001702d8" style:font-size-asian="13pt" style:font-weight-asian="bold" style:font-size-complex="13pt" style:font-weight-complex="bold"/>
    </style:style>
    <style:style style:name="P37" style:family="paragraph" style:parent-style-name="Standard">
      <style:text-properties officeooo:rsid="000e138c" officeooo:paragraph-rsid="000e138c"/>
    </style:style>
    <style:style style:name="P38" style:family="paragraph" style:parent-style-name="Standard">
      <style:text-properties fo:font-size="13pt" style:text-underline-style="solid" style:text-underline-width="auto" style:text-underline-color="font-color" fo:font-weight="bold" officeooo:rsid="0016277d" officeooo:paragraph-rsid="0016277d" style:font-size-asian="13pt" style:font-weight-asian="bold" style:font-size-complex="13pt" style:font-weight-complex="bold"/>
    </style:style>
    <style:style style:name="P39" style:family="paragraph" style:parent-style-name="Text_20_body">
      <style:paragraph-properties fo:text-align="start" style:justify-single-word="false"/>
      <style:text-properties fo:font-size="13pt" style:text-underline-style="solid" style:text-underline-width="auto" style:text-underline-color="font-color" fo:font-weight="bold" officeooo:rsid="00273ecf" officeooo:paragraph-rsid="00273ecf" style:font-size-asian="13pt" style:font-weight-asian="bold" style:font-size-complex="13pt" style:font-weight-complex="bold"/>
    </style:style>
    <style:style style:name="P40" style:family="paragraph" style:parent-style-name="Standard">
      <style:text-properties style:font-name="C64 Pro Mono" fo:font-size="11pt" officeooo:rsid="001702d8" officeooo:paragraph-rsid="001f5dbc" style:font-size-asian="11pt" style:font-size-complex="11pt"/>
    </style:style>
    <style:style style:name="P41" style:family="paragraph" style:parent-style-name="Text_20_body">
      <style:paragraph-properties fo:text-align="start" style:justify-single-word="false"/>
      <style:text-properties officeooo:rsid="00273ecf" officeooo:paragraph-rsid="00273ecf"/>
    </style:style>
    <style:style style:name="P42" style:family="paragraph" style:parent-style-name="Heading_20_1">
      <style:paragraph-properties fo:text-align="center" style:justify-single-word="false"/>
    </style:style>
    <style:style style:name="P43" style:family="paragraph" style:parent-style-name="Standard" style:list-style-name="L1"/>
    <style:style style:name="P44" style:family="paragraph" style:parent-style-name="Standard" style:list-style-name="L1">
      <style:text-properties officeooo:rsid="0012745a"/>
    </style:style>
    <style:style style:name="P45" style:family="paragraph" style:parent-style-name="Standard" style:list-style-name="L1">
      <style:text-properties officeooo:rsid="001882bd"/>
    </style:style>
    <style:style style:name="P46" style:family="paragraph" style:parent-style-name="Standard" style:list-style-name="L1">
      <style:text-properties fo:color="#000000" loext:opacity="100%" style:font-name="Arial" officeooo:rsid="0012745a"/>
    </style:style>
    <style:style style:name="P47" style:family="paragraph" style:parent-style-name="Standard" style:list-style-name="L1">
      <style:text-properties fo:color="#000000" loext:opacity="100%" style:font-name="Arial" officeooo:rsid="0029a973" officeooo:paragraph-rsid="0029a973"/>
    </style:style>
    <style:style style:name="P48" style:family="paragraph" style:parent-style-name="Standard" style:list-style-name="L1">
      <style:text-properties fo:color="#000000" loext:opacity="100%" style:font-name="Arial" officeooo:rsid="0016277d"/>
    </style:style>
    <style:style style:name="T1" style:family="text">
      <style:text-properties fo:color="#000000" loext:opacity="100%" style:font-name="Arial"/>
    </style:style>
    <style:style style:name="T2" style:family="text">
      <style:text-properties fo:color="#000000" loext:opacity="100%" style:font-name="Arial" officeooo:rsid="0016277d"/>
    </style:style>
    <style:style style:name="T3" style:family="text">
      <style:text-properties fo:color="#000000" loext:opacity="100%" style:font-name="Arial" officeooo:rsid="001b5bf8"/>
    </style:style>
    <style:style style:name="T4" style:family="text">
      <style:text-properties fo:color="#000000" loext:opacity="100%" style:font-name="Arial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5" style:family="text">
      <style:text-properties fo:color="#000000" loext:opacity="100%" style:font-name="Arial" fo:font-size="12pt" style:text-underline-style="solid" style:text-underline-width="auto" style:text-underline-color="font-color" fo:font-weight="bold" officeooo:rsid="000f89fa" style:font-size-asian="12pt" style:font-weight-asian="bold" style:font-size-complex="12pt" style:font-weight-complex="bold"/>
    </style:style>
    <style:style style:name="T6" style:family="text">
      <style:text-properties fo:color="#000000" loext:opacity="100%" style:font-name="C64 Pro Mono"/>
    </style:style>
    <style:style style:name="T7" style:family="text">
      <style:text-properties fo:color="#000000" loext:opacity="100%" style:font-name="C64 Pro Mono" officeooo:rsid="000f89fa"/>
    </style:style>
    <style:style style:name="T8" style:family="text">
      <style:text-properties fo:color="#000000" loext:opacity="100%" style:font-name="C64 Pro Mono" officeooo:rsid="001a5c35"/>
    </style:style>
    <style:style style:name="T9" style:family="text">
      <style:text-properties fo:color="#006633" loext:opacity="100%"/>
    </style:style>
    <style:style style:name="T10" style:family="text">
      <style:text-properties fo:color="#006633" loext:opacity="100%" officeooo:rsid="001fcf8e"/>
    </style:style>
    <style:style style:name="T11" style:family="text">
      <style:text-properties fo:color="#336633" loext:opacity="100%" style:font-name="Arial"/>
    </style:style>
    <style:style style:name="T12" style:family="text">
      <style:text-properties fo:color="#336633" loext:opacity="100%" style:font-name="Arial" officeooo:rsid="000f89fa"/>
    </style:style>
    <style:style style:name="T13" style:family="text">
      <style:text-properties fo:color="#336633" loext:opacity="100%" style:font-name="Arial" officeooo:rsid="001a5c35"/>
    </style:style>
    <style:style style:name="T14" style:family="text">
      <style:text-properties style:font-name="Arial"/>
    </style:style>
    <style:style style:name="T15" style:family="text">
      <style:text-properties style:font-name="Arial" officeooo:rsid="0019d064"/>
    </style:style>
    <style:style style:name="T16" style:family="text">
      <style:text-properties style:font-name="Arial" fo:font-weight="normal" style:font-weight-asian="normal" style:font-weight-complex="normal"/>
    </style:style>
    <style:style style:name="T17" style:family="text">
      <style:text-properties style:font-name="Arial" fo:font-weight="normal" officeooo:rsid="001d64bd" style:font-weight-asian="normal" style:font-weight-complex="normal"/>
    </style:style>
    <style:style style:name="T18" style:family="text">
      <style:text-properties style:font-name="Arial" fo:font-weight="normal" officeooo:rsid="0019de0a" style:font-weight-asian="normal" style:font-weight-complex="normal"/>
    </style:style>
    <style:style style:name="T19" style:family="text">
      <style:text-properties style:font-name="Arial" fo:font-weight="normal" officeooo:rsid="0022af29" style:font-weight-asian="normal" style:font-weight-complex="normal"/>
    </style:style>
    <style:style style:name="T20" style:family="text">
      <style:text-properties style:font-name="Arial" fo:font-weight="normal" officeooo:rsid="00295e97" style:font-weight-asian="normal" style:font-weight-complex="normal"/>
    </style:style>
    <style:style style:name="T21" style:family="text">
      <style:text-properties style:font-name="Arial" fo:font-size="11pt" officeooo:rsid="001c90dd" style:font-size-asian="11pt" style:font-size-complex="11pt"/>
    </style:style>
    <style:style style:name="T22" style:family="text">
      <style:text-properties style:font-name="Arial" fo:font-size="11pt" officeooo:rsid="00156913" style:font-size-asian="11pt" style:font-size-complex="11pt"/>
    </style:style>
    <style:style style:name="T23" style:family="text">
      <style:text-properties style:font-name="Arial" fo:font-size="11pt" officeooo:rsid="0023bc15" style:font-size-asian="11pt" style:font-size-complex="11pt"/>
    </style:style>
    <style:style style:name="T24" style:family="text">
      <style:text-properties style:font-name="Arial" fo:font-size="11pt" fo:font-style="italic" style:font-size-asian="11pt" style:font-style-asian="italic" style:font-size-complex="11pt" style:font-style-complex="italic"/>
    </style:style>
    <style:style style:name="T25" style:family="text">
      <style:text-properties style:font-name="Arial" fo:font-size="11pt" fo:font-style="italic" officeooo:rsid="001c90dd" style:font-size-asian="11pt" style:font-style-asian="italic" style:font-size-complex="11pt" style:font-style-complex="italic"/>
    </style:style>
    <style:style style:name="T26" style:family="text">
      <style:text-properties style:font-name="Arial" style:text-underline-style="solid" style:text-underline-width="auto" style:text-underline-color="font-color" fo:font-weight="bold" officeooo:rsid="000f89fa" fo:background-color="transparent" loext:char-shading-value="0" style:font-weight-asian="bold" style:font-weight-complex="bold" loext:shadow="none"/>
    </style:style>
    <style:style style:name="T27" style:family="text">
      <style:text-properties style:font-name="Arial" style:text-underline-style="solid" style:text-underline-width="auto" style:text-underline-color="font-color" fo:font-weight="bold" fo:background-color="transparent" loext:char-shading-value="0" style:font-weight-asian="bold" style:font-weight-complex="bold" loext:shadow="none"/>
    </style:style>
    <style:style style:name="T28" style:family="text">
      <style:text-properties officeooo:rsid="0012745a"/>
    </style:style>
    <style:style style:name="T29" style:family="text">
      <style:text-properties officeooo:rsid="0014d43a"/>
    </style:style>
    <style:style style:name="T30" style:family="text">
      <style:text-properties officeooo:rsid="0016277d"/>
    </style:style>
    <style:style style:name="T31" style:family="text">
      <style:text-properties style:font-name="C64 Pro Mono" fo:font-size="10pt" style:font-size-asian="10pt" style:font-size-complex="10pt"/>
    </style:style>
    <style:style style:name="T32" style:family="text">
      <style:text-properties officeooo:rsid="001d64bd"/>
    </style:style>
    <style:style style:name="T33" style:family="text">
      <style:text-properties officeooo:rsid="001fcf8e"/>
    </style:style>
    <style:style style:name="T34" style:family="text">
      <style:text-properties officeooo:rsid="00210b35"/>
    </style:style>
    <style:style style:name="T35" style:family="text">
      <style:text-properties officeooo:rsid="0022af29"/>
    </style:style>
    <style:style style:name="T36" style:family="text">
      <style:text-properties fo:font-weight="bold" officeooo:rsid="001d64bd" style:font-weight-asian="bold" style:font-weight-complex="bold"/>
    </style:style>
    <style:style style:name="T37" style:family="text">
      <style:text-properties officeooo:rsid="00256ed1"/>
    </style:style>
    <style:style style:name="T38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9" style:family="text">
      <style:text-properties style:text-underline-style="solid" style:text-underline-width="auto" style:text-underline-color="font-color" fo:font-weight="bold" officeooo:rsid="001d64bd" style:font-weight-asian="bold" style:font-weight-complex="bold"/>
    </style:style>
    <style:style style:name="T40" style:family="text">
      <style:text-properties officeooo:rsid="0028108d"/>
    </style:style>
    <style:style style:name="T41" style:family="text">
      <style:text-properties officeooo:rsid="0029a973"/>
    </style:style>
    <style:style style:name="T42" style:family="text">
      <style:text-properties officeooo:rsid="002a7d62"/>
    </style:style>
    <style:style style:name="T43" style:family="text">
      <style:text-properties officeooo:rsid="002b1f43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date-style style:name="N37" number:automatic-order="true">
      <number:day number:style="long"/>
      <number:text>.</number:text>
      <number:month number:style="long"/>
      <number:text>.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2" text:outline-level="1">SD2IEC – Spickzettel</text:h>
      <text:p text:style-name="P39">Einführung</text:p>
      <text:p text:style-name="P41">Beim SD2IEC handelt es sich um einen hochwertigen open-source Massenspeicher für Ihren Commodore-Computer der von aktiven Mitgliedern der C64-Community entwickelt wurde. Bei dem vorliegend Modell handelt es sich um <text:span text:style-name="T43">das Tic Tac Design, welches auf <text:s/>dem</text:span> Shadowolf <text:span text:style-name="T43">1.2 basiert.</text:span></text:p>
      <text:p text:style-name="P38">Allgemeine Hinweise</text:p>
      <text:list text:style-name="L1">
        <text:list-item>
          <text:p text:style-name="P44"><text:span text:style-name="T43">µ</text:span>SD-Karten bis <text:span text:style-name="T42">max. </text:span>2GB sind eine gute Wahl</text:p>
        </text:list-item>
        <text:list-item>
          <text:p text:style-name="P45">geeignet für VC20, C64, C128, C16/116/Plus4</text:p>
        </text:list-item>
        <text:list-item>
          <text:p text:style-name="P45">nicht bei laufendem Rechner an oder abstecken! </text:p>
        </text:list-item>
        <text:list-item>
          <text:p text:style-name="P43"><text:span text:style-name="T43">µ</text:span>SD-Karten FAT16 oder FAT32 formatieren, <text:span text:style-name="T28">bei Problemen spezielle Formatiertools verwenden</text:span>.</text:p>
        </text:list-item>
        <text:list-item>
          <text:p text:style-name="P43">Möglichst alle Dateinamen klein schreiben; Dateiname<text:span text:style-name="T29">n</text:span> <text:span text:style-name="T30">möglichst</text:span> <text:span text:style-name="T29">mit </text:span>max. 16 Zeichen + .<text:span text:style-name="T29">Dateit</text:span>yp (16.3)</text:p>
        </text:list-item>
        <text:list-item>
          <text:p text:style-name="P46">Taster <text:span text:style-name="T41">1 </text:span>: Nächstes Image in AUTOSWAP.LST</text:p>
        </text:list-item>
        <text:list-item>
          <text:p text:style-name="P47">Taster 2: <text:s/>Vorheriges Image in AUTOSWAP.LST</text:p>
        </text:list-item>
        <text:list-item>
          <text:p text:style-name="P47">Taster 3: <text:s/>Reset (setzt nur SD2IEC zurück)</text:p>
        </text:list-item>
        <text:list-item>
          <text:p text:style-name="P43"><text:span text:style-name="T2">Dieses SD2IEC unterstützt keinen Schreibschutz und keine Kartenerkennung, deshalb </text:span><text:span text:style-name="T3">n</text:span><text:span text:style-name="T2">ach Kartenwechsel immer Reset auslösen, ein/ausschalten oder mehrfach zugreifen.</text:span></text:p>
        </text:list-item>
        <text:list-item>
          <text:p text:style-name="P48">Eine eventuell vorhandene Floppy muss eine abweichende Geräteadresse haben, oder ausgeschaltet sein.</text:p>
        </text:list-item>
      </text:list>
      <text:p text:style-name="P13"/>
      <text:p text:style-name="P13">Einstellen der Geräteadresse (8-11):</text:p>
      <text:p text:style-name="P13"/>
      <text:p text:style-name="P2"><text:span text:style-name="T6">OPEN1,</text:span><text:span text:style-name="T7">derzeiteitige Adresse</text:span><text:span text:style-name="T6">,15,"U0&gt;"+CHR$(ne</text:span><text:span text:style-name="T7">ue Adresse</text:span><text:span text:style-name="T6">):CLOSE1</text:span></text:p>
      <text:p text:style-name="P2"><text:span text:style-name="T1"><text:s text:c="2"/>–</text:span><text:span text:style-name="T11"> </text:span><text:span text:style-name="T12">Wechsel der Adresse</text:span></text:p>
      <text:p text:style-name="P1"><text:span text:style-name="T6">OPEN1,</text:span><text:span text:style-name="T7">Ger</text:span><text:span text:style-name="T8">ae</text:span><text:span text:style-name="T7">teadresse</text:span><text:span text:style-name="T6">,15,"XW":close1</text:span></text:p>
      <text:p text:style-name="P1"><text:span text:style-name="T1"><text:s text:c="2"/>–</text:span><text:span text:style-name="T11"> </text:span><text:span text:style-name="T12">dauerhaft speichern</text:span></text:p>
      <text:p text:style-name="P36"/>
      <text:p text:style-name="P36">Grundlegender Betrieb</text:p>
      <text:p text:style-name="P29">Auf das SD2IEC kann wie auf ein <text:span text:style-name="T35">reales</text:span> <text:span text:style-name="T34">CBM Diskettenlaufwerk (</text:span>1541,<text:span text:style-name="T34">1551,1570...)</text:span> zugegriffen werden: <text:span text:style-name="T35">Images müssen das CBM-Standartformat haben. Also nicht jedes .D64, welches im Emulator funktioniert, läuft mit SD2IEC :(. Es können Unterverzeichnisse, auch geschachtelt, erstellt werden.</text:span></text:p>
      <text:p text:style-name="P29"/>
      <text:p text:style-name="P40">LOAD “$“,8</text:p>
      <text:p text:style-name="P33"><text:s text:c="3"/>– Lädt Directory <text:span text:style-name="T33">von dem Verzeichnis in dem man sich gerade befindet</text:span></text:p>
      <text:p text:style-name="P40">LOAD “Programmname“,8,1</text:p>
      <text:p text:style-name="P30"><text:span text:style-name="T9"><text:s text:c="2"/>– Lädt Programm </text:span><text:span text:style-name="T10">aus dem Verzeichnis in dem man sich gerade befindet</text:span></text:p>
      <text:p text:style-name="P15"/>
      <text:p text:style-name="P37"><text:span text:style-name="T5">Verzeichniswechsel</text:span><text:span text:style-name="T4"> (CMD Syntax)</text:span></text:p>
      <text:p text:style-name="P16"/>
      <text:p text:style-name="P23">OPEN1,8,15,"CD/<text:span text:style-name="T35">VERZEICHNIS</text:span>/":CLOSE1</text:p>
      <text:p text:style-name="P31"><text:s text:c="2"/>- <text:span text:style-name="T35">Wechsel zu VERZEICHNIS</text:span> (relativ)</text:p>
      <text:p text:style-name="P23">OPEN1,8,15,"CD//":CLOSE1</text:p>
      <text:p text:style-name="P34"><text:s text:c="2"/>- <text:span text:style-name="T35">Wechsel ins Stammverzeichnis</text:span></text:p>
      <text:p text:style-name="P23">OPEN1,8,15,"CD//<text:span text:style-name="T35">EINVERZEICHNIS</text:span>/":CLOSE1</text:p>
      <text:p text:style-name="P34"><text:s text:c="2"/>- <text:span text:style-name="T35">Wechsel zu EINVERZEICHNISS</text:span> (<text:span text:style-name="T35">absolut)</text:span></text:p>
      <text:p text:style-name="P22"><text:soft-page-break/>OPEN1,8,15,"CD:←":CLOSE1</text:p>
      <text:p text:style-name="P1"><text:span text:style-name="T1"><text:s text:c="2"/>–</text:span><text:span text:style-name="T11"> </text:span><text:span text:style-name="T13">ins übergeordnete Verzeichnis gehen</text:span></text:p>
      <text:p text:style-name="P20"/>
      <text:p text:style-name="P28"><text:span text:style-name="T26">Benutzen von </text:span><text:span text:style-name="T27">M2Is </text:span><text:span text:style-name="T26">oder</text:span><text:span text:style-name="T27"> D64s </text:span><text:span text:style-name="T22">(</text:span><text:span text:style-name="T23">Images</text:span><text:span text:style-name="T22"> werden im Prinzip wie Verzeichnisse behandelt)</text:span></text:p>
      <text:p text:style-name="P7"/>
      <text:p text:style-name="P23">OPEN1,8,15,"CD//<text:span text:style-name="T37">VERZ</text:span>/:<text:span text:style-name="T37">SPIEL</text:span>.M2I":CLOSE1</text:p>
      <text:p text:style-name="P34"><text:s text:c="2"/>- <text:span text:style-name="T37">Wechesl zu (mounten) von SPIEL</text:span>.M2I</text:p>
      <text:p text:style-name="P23">OPEN1,8,15,"CD//<text:span text:style-name="T37">VERZ</text:span>/:<text:span text:style-name="T37">SPIEL</text:span>.D64":CLOSE1</text:p>
      <text:p text:style-name="P34"><text:s text:c="2"/>- <text:span text:style-name="T37">Wechsel zu (mounten) von SPIEL.</text:span>D64</text:p>
      <text:p text:style-name="P21">OPEN1,8,15,"CD:←":CLOSE1</text:p>
      <text:p text:style-name="P35"><text:s text:c="2"/>- <text:span text:style-name="T37">gemountetes Image verlassen</text:span></text:p>
      <text:p text:style-name="P17"/>
      <text:p text:style-name="P17">Dateien laden</text:p>
      <text:p text:style-name="P24"><text:span text:style-name="T31">LOAD"//SOMEDIR/:SOMEFILE"</text:span><text:span text:style-name="T14"> </text:span></text:p>
      <text:p text:style-name="P32"><text:s text:c="2"/>- <text:span text:style-name="T37">Lade</text:span> SOMEFILE in SOMEDIR (<text:span text:style-name="T37">Dateinamen werden mit Doppelpunkt vom Pfad getrennt)</text:span></text:p>
      <text:p text:style-name="P18"/>
      <text:p text:style-name="P18">Der Filebrowser (FB) für den C64</text:p>
      <text:p text:style-name="P18"/>
      <text:p text:style-name="P4">Man sollte sich den Filebrowser für den C64 besorgen und als einziges Programm im Wurzelverzeichnis der SD-Karte speichern, dann können Sie ihn bequem starten, mit ihm durch ihre Verzeichnisse und Image<text:span text:style-name="T40">s</text:span> navigieren und Programme von <text:span text:style-name="T40">ihnen </text:span>aus starten.</text:p>
      <text:p text:style-name="P19"/>
      <text:p text:style-name="P14"><text:span text:style-name="T39">Die </text:span><text:span text:style-name="T38">AUTOSWAP.LST-</text:span><text:span text:style-name="T39">Funktion</text:span></text:p>
      <text:p text:style-name="P19"/>
      <text:p text:style-name="P26"><text:span text:style-name="T14">Auf dem PC kann mit Notepad oder einem anderen Texteditor </text:span><text:span text:style-name="T15">für jedes Spiel, das aus mehreren .D64-Images besteht eine AUTOSWAP.LST </text:span><text:span text:style-name="T14">erstellt werden, </text:span><text:span text:style-name="T21">diese dient zum Umschalten der Images (also dem simuliertem Diskettenwechsel).</text:span></text:p>
      <text:p text:style-name="P8">Das ist für Multidisk-Spiele, man legt am besten einen Ordner an für das Spiel, kopiert die zugehörigen -D64-Dateien hinein, und legt die zugehörige AUTOSWAP.LST dazu.</text:p>
      <text:p text:style-name="P27"><text:span text:style-name="T25">B</text:span><text:span text:style-name="T24">eispiel:</text:span></text:p>
      <text:p text:style-name="P3">CREATURES1.D64</text:p>
      <text:p text:style-name="P3"><text:span text:style-name="T40">C</text:span>REATURES2.D64</text:p>
      <text:p text:style-name="P5"><text:span text:style-name="T36">Tipp</text:span><text:span text:style-name="T32">: </text:span>einfach geht das <text:span text:style-name="T32">unter Windows </text:span>mit dem Totalcommander</text:p>
      <text:p text:style-name="P5"><text:span text:style-name="T32">1. In das entsprechende SD-Verzeichnis</text:span> navigieren</text:p>
      <text:p text:style-name="P5"><text:span text:style-name="T32">2. a</text:span>lles markieren</text:p>
      <text:p text:style-name="P5"><text:span text:style-name="T32">3.</text:span> "kopiere Namen mit Pfad in die Zwischenablage“ <text:span text:style-name="T32">wählen</text:span></text:p>
      <text:p text:style-name="P6">4. Im Editor Ihrer Wahl einfügen und als AUTOSWAP.LST im entsprechenden Ordner speichern</text:p>
      <text:p text:style-name="P6">5. fertig</text:p>
      <text:p text:style-name="P11">Konventionen:</text:p>
      <text:p text:style-name="P5">-Filenamen untereinander eintragen</text:p>
      <text:p text:style-name="P8">-will man auf Images verzeichnisübergreifend zugreifen, ist der komplette Pfad anzugeben. <text:span text:style-name="T32">(</text:span>Dann müssen auch alle anderen Images mit komplettem Pfad gelistet sein<text:span text:style-name="T32">)</text:span></text:p>
      <text:p text:style-name="P8">-gross/klein ist egal</text:p>
      <text:p text:style-name="P12">Benutzen:</text:p>
      <text:p text:style-name="P25"><text:span text:style-name="T16">Nun braucht man </text:span><text:span text:style-name="T17">auf dem C64 </text:span><text:span text:style-name="T16">nur noch </text:span><text:span text:style-name="T17">mit FB (Filebrowser), oder mit Hand, </text:span><text:span text:style-name="T16">in den Ordner </text:span><text:span text:style-name="T19">mit dem Spiel </text:span><text:span text:style-name="T16">navigieren </text:span><text:span text:style-name="T17">(nicht in ein Image!) und Q drücken. Jetzt den </text:span><text:span text:style-name="T18">AUTOSWAP-Taster drücken: das erste Image wird geladen. </text:span><text:span text:style-name="T20">Spiel wie gewohnt starten. </text:span><text:span text:style-name="T19">W</text:span><text:span text:style-name="T16">ird </text:span><text:span text:style-name="T19">nun </text:span><text:span text:style-name="T16">die nächste Disk angefordert drückt man den AUTOSWAP-Taster zum weiter schalten. </text:span><text:span text:style-name="T17">Die Auswahl erfolgt bei nur einem Taster „im Kreis“.</text:span></text:p>
      <text:p text:style-name="P9"/>
      <text:p text:style-name="P10">Stand der Information: <text:date style:data-style-name="N37" text:date-value="2023-08-02T19:23:14.271999900" text:fixed="true">02.08.23</text:dat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C64 Pro Mono" svg:font-family="'C64 Pro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de" fo:country="DE" style:letter-kerning="true" style:font-name-asian="SimSun" style:font-size-asian="10.5pt" style:language-asian="zh" style:country-asian="CN" style:font-name-complex="Arial3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de" fo:country="DE" style:letter-kerning="true" style:font-name-asian="SimSun" style:font-size-asian="10.5pt" style:language-asian="zh" style:country-asian="CN" style:font-name-complex="Arial3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3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class="extra"/>
    <style:style style:name="Footnote" style:family="paragraph" style:parent-style-name="Standard" style:class="extra"/>
    <style:style style:name="Endnote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ootnote" style:page-layout-name="Mpm2" draw:style-name="Mdp1"/>
    <style:master-page style:name="Endnote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5-10-30T07:30:13.833000000</meta:creation-date>
    <dc:date>2023-08-02T19:24:13.059000000</dc:date>
    <meta:editing-duration>PT2H26M2S</meta:editing-duration>
    <meta:editing-cycles>18</meta:editing-cycles>
    <meta:generator>LibreOffice/7.5.5.2$Windows_X86_64 LibreOffice_project/ca8fe7424262805f223b9a2334bc7181abbcbf5e</meta:generator>
    <dc:creator>Andreas Schumm</dc:creator>
    <meta:document-statistic meta:table-count="0" meta:image-count="0" meta:object-count="0" meta:page-count="2" meta:paragraph-count="65" meta:word-count="543" meta:character-count="4090" meta:non-whitespace-character-count="3586"/>
  </office:meta>
</office:document-meta>
</file>